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1" style:family="text">
      <style:text-properties style:text-position="33%"/>
    </style:style>
    <style:style style:name="T2" style:family="text">
      <style:text-properties fo:font-style="italic"/>
    </style:style>
    <style:style style:name="T3" style:family="text">
      <style:text-properties fo:font-weight="bold"/>
    </style:style>
  </office:automatic-styles>
  <office:body>
    <office:text>
      <text:p text:style-name="Heading 1">Octave Mapping Toolbox</text:p>
      <text:p text:style-name="Heading 2">About</text:p>
      <text:p text:style-name="Normal">GNU Octave is a (mostly Matlab<text:span text:style-name="T1">®</text:span> compatible) high-level language, primarily intended for numerical computations. It provides a convenient command-line interface for solving linear and nonlinear problems numerically. </text:p>
      <text:p text:style-name="Normal">Octave uses some of the best and most respected numerical libraries as balgen, dassl, eispack, fftpack, lapack, linpack, minpack, odepack, ranlib, slatec-fn and villad. Octave can be dynamically extended with user-supplied C++ files. </text:p>
      <text:p text:style-name="Normal">The mapping toolbox includes functions for computing angular distances and displacements between points on a sphere, as well as the great circle azimuth. This Octave add-on package is part of the Octave-Forge project. </text:p>
      <text:p text:style-name="Normal">Homepage</text:p>
      <text:p text:style-name="Normal"><text:a xlink:href="http://www.gnu.org/software/octave/">http://www.gnu.org/software/octave/</text:a> </text:p>
      <text:p text:style-name="Normal">License</text:p>
      <text:p text:style-name="Normal">GNU General Public License (GPL) version 3 </text:p>
      <text:p text:style-name="Heading 2">Documentation</text:p>
      <text:p text:style-name="Normal">* "<text:a xlink:href="http://www.gnu.org/software/octave/meetings/2006/octave_gis.pdf"><text:span text:style-name="T2">Bringing GIS to Octave</text:span>"</text:a> (PDF) <text:line-break/>* Mapping toolbox <text:a xlink:href="http://octave.sourceforge.net/doc/funref_mapping.html">function reference</text:a> </text:p>
      <text:p text:style-name="Heading 3">Quick example</text:p>
      <text:p text:style-name="Normal">Open a terminal and start the program by typing "octave". </text:p>
      <text:p text:style-name="Normal"><text:span text:style-name="T3">• Which way to Barcelona from Sydney?</text:span> </text:p>
      <text:p text:style-name="Plain Text"><text:line-break/> <text:s text:c="2"/>sydney = [-33.8750 151.2005]<text:line-break/> <text:s text:c="2"/>barcelona = [41+23/60 2+11/60]<text:line-break/><text:line-break/> <text:s text:c="2"/>dirn = azimuth(sydney, barcelona)<text:line-break/> <text:s text:c="2"/>deg_symb = 176;<text:line-break/> <text:s text:c="2"/>disp(['Heading: ' num2str(dirn) deg_symb])<text:line-break/></text:p>
      <text:p text:style-name="Normal"><text:span text:style-name="T3">• How far's the trip? (roughly)</text:span> </text:p>
      <text:p text:style-name="Plain Text"><text:line-break/> <text:s text:c="2"/>system('proj -le')<text:line-break/> <text:s text:c="2"/>wgs84_a = 6378137.0 <text:s/>% major radius of the Earth, in meters<text:line-break/> <text:s text:c="2"/>dist_deg = distance(sydney, barcelona)<text:line-break/> <text:s text:c="2"/>dist_meters = pi * wgs84_a * (dist_deg / 360.0)<text:line-break/> <text:s text:c="2"/>disp(['Distance: ' num2str(dist_meters / 1000) ' km'])<text:line-break/></text:p>
      <text:p text:style-name="Normal">Type "exit" to leave. 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Courier New"/>
    <style:font-face style:name="Liberation Sans" svg:font-family="Liberation Sans"/>
    <style:font-face style:name="Liberation Serif" svg:font-family="Liberation Serif"/>
  </office:font-face-decls>
  <office:styles>
    <style:style style:name="Heading 3" style:family="paragraph" style:parent-style-name="Normal" style:next-style-name="Normal">
      <style:paragraph-properties fo:margin-top="22pt" fo:margin-bottom="3pt" fo:keep-with-next="auto"/>
      <style:text-properties style:font-name="Liberation Sans" fo:font-size="12pt" fo:font-weight="bold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Plain Text" style:family="paragraph" style:parent-style-name="Normal">
      <style:text-properties style:font-name="Courier New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